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s.verify( Verification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s.Calls( int wantedNumberOfInv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s.verifyInOrder( VerificationDataInOrder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